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font-family="仿宋" fo:font-size="12.000000000000000pt"/>
    </style:style>
    <style:style style:name="T15" style:family="text">
      <style:text-properties fo:font-family="Sans" fo:font-size="9.000000000000000pt"/>
    </style:style>
    <style:style style:name="T16" style:family="text">
      <style:text-properties fo:font-family="仿宋" fo:font-size="11.000000000000000pt"/>
    </style:style>
    <style:style style:name="T17" style:family="text">
      <style:text-properties fo:font-family="仿宋" fo:font-size="10.000000000000000pt"/>
    </style:style>
    <style:style style:name="T18" style:family="text">
      <style:text-properties fo:font-size="10.000000000000000pt" fo:font-weight="normal"/>
    </style:style>
    <style:style style:name="T1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
      <text:p text:style-name="P12"/>
      <text:p text:style-name="P12"/>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4">Qtcreator<text:s/></text:span></text:h>
      <text:p text:style-name="P5"><text:span text:style-name="T10">C:\Qt\AStyle\bin\AStyle.exe</text:span></text:p>
      <text:p text:style-name="P5"><text:span text:style-name="T15">style=ansi</text:span></text:p>
      <text:p text:style-name="P6"><text:span text:style-name="T15">add-braces</text:span></text:p>
      <text:p text:style-name="P6"><text:span text:style-name="T15">indent-switches</text:span></text:p>
      <text:p text:style-name="P6"/>
      <text:h text:outline-level="2" text:style-name="P11"><text:span text:style-name="T16">遇到的设置问题</text:span></text:h>
      <text:h text:outline-level="3" text:style-name="P13"><text:span text:style-name="T17">调试速度</text:span></text:h>
      <text:p text:style-name="P5"><text:span text:style-name="T17">Options/Build&amp;Run/General: 取消Always deploy project before running it</text:span></text:p>
      <text:p text:style-name="P5"/>
      <text:h text:outline-level="3" text:style-name="P13"><text:span text:style-name="T18">配置修改问题</text:span></text:h>
      <text:p text:style-name="P5"><text:span text:style-name="T19">不要轻易修改 Options/Debugger/CDB: Use Python dumper 取消会出现无法调试问题，需要删除</text:span></text:p>
      <text:p text:style-name="P5"><text:span text:style-name="T1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09</meta:editing-cycles>
    <dc:date>2021-07-06T17:23:49</dc:date>
    <meta:creation-date>2008-08-22T11:41:04</meta:creation-date>
  </office:meta>
</office:document-meta>
</file>